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c2b4" officeooo:paragraph-rsid="000cc2b4"/>
    </style:style>
    <style:style style:name="P2" style:family="paragraph" style:parent-style-name="Standard">
      <style:text-properties officeooo:rsid="000e0cc0" officeooo:paragraph-rsid="000e0cc0"/>
    </style:style>
    <style:style style:name="P3" style:family="paragraph" style:parent-style-name="Standard">
      <style:text-properties officeooo:rsid="000e9c5d" officeooo:paragraph-rsid="000e9c5d"/>
    </style:style>
    <style:style style:name="P4" style:family="paragraph" style:parent-style-name="Standard">
      <style:text-properties officeooo:rsid="0011db92" officeooo:paragraph-rsid="0011db92"/>
    </style:style>
    <style:style style:name="P5" style:family="paragraph" style:parent-style-name="Standard">
      <style:text-properties officeooo:rsid="00131dbb" officeooo:paragraph-rsid="00131dbb"/>
    </style:style>
    <style:style style:name="P6" style:family="paragraph" style:parent-style-name="Standard">
      <style:text-properties officeooo:rsid="00131dbb" officeooo:paragraph-rsid="001d2c5d"/>
    </style:style>
    <style:style style:name="P7" style:family="paragraph" style:parent-style-name="Standard">
      <style:text-properties officeooo:rsid="0015035a" officeooo:paragraph-rsid="0015035a"/>
    </style:style>
    <style:style style:name="P8" style:family="paragraph" style:parent-style-name="Standard">
      <style:text-properties officeooo:rsid="0015035a" officeooo:paragraph-rsid="001df3ff"/>
    </style:style>
    <style:style style:name="P9" style:family="paragraph" style:parent-style-name="Standard">
      <style:text-properties officeooo:rsid="0016d598" officeooo:paragraph-rsid="0016d598"/>
    </style:style>
    <style:style style:name="P10" style:family="paragraph" style:parent-style-name="Standard">
      <style:text-properties officeooo:rsid="00176f6d" officeooo:paragraph-rsid="00176f6d"/>
    </style:style>
    <style:style style:name="P11" style:family="paragraph" style:parent-style-name="Standard">
      <style:text-properties officeooo:rsid="0017aa52" officeooo:paragraph-rsid="0017aa52"/>
    </style:style>
    <style:style style:name="P12" style:family="paragraph" style:parent-style-name="Standard">
      <style:text-properties officeooo:rsid="0018af5d" officeooo:paragraph-rsid="0018af5d"/>
    </style:style>
    <style:style style:name="P13" style:family="paragraph" style:parent-style-name="Standard">
      <style:text-properties officeooo:rsid="0019363c" officeooo:paragraph-rsid="0019363c"/>
    </style:style>
    <style:style style:name="P14" style:family="paragraph" style:parent-style-name="Standard">
      <style:text-properties officeooo:rsid="001be7e1" officeooo:paragraph-rsid="001df3ff"/>
    </style:style>
    <style:style style:name="P15" style:family="paragraph" style:parent-style-name="Text_20_body">
      <style:paragraph-properties fo:text-align="start" style:justify-single-word="false"/>
      <style:text-properties fo:font-weight="normal" officeooo:rsid="000e9c5d" officeooo:paragraph-rsid="000e9c5d" style:font-weight-asian="normal" style:font-weight-complex="normal"/>
    </style:style>
    <style:style style:name="P16" style:family="paragraph" style:parent-style-name="Text_20_body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99fb" style:font-weight-asian="normal" style:font-weight-complex="normal"/>
    </style:style>
    <style:style style:name="T3" style:family="text">
      <style:text-properties fo:font-weight="normal" officeooo:rsid="0015bb33" style:font-weight-asian="normal" style:font-weight-complex="normal"/>
    </style:style>
    <style:style style:name="T4" style:family="text">
      <style:text-properties fo:font-weight="normal" officeooo:rsid="001d2c5d" style:font-weight-asian="normal" style:font-weight-complex="normal"/>
    </style:style>
    <style:style style:name="T5" style:family="text">
      <style:text-properties fo:font-weight="normal" officeooo:rsid="001df3ff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WAY -- Klub Fitness Squash </text:p>
      <text:p text:style-name="P1"><text:a xlink:type="simple" xlink:href="https://mywayfitness.pl/cennik/" text:style-name="Internet_20_link" text:visited-style-name="Visited_20_Internet_20_Link">https://mywayfitness.pl/cennik/</text:a></text:p>
      <text:p text:style-name="P1"/>
      <text:p text:style-name="P2">Karnet dla studentów/seniorów - 149zł</text:p>
      <text:p text:style-name="P2">Karnet Standard – 219 zł</text:p>
      <text:p text:style-name="P2">Karnet Premium – 489 zł</text:p>
      <text:p text:style-name="P3">Karnet dla dzieci – 169 zł</text:p>
      <text:p text:style-name="P3"/>
      <text:p text:style-name="P3"><text:a xlink:type="simple" xlink:href="http://ctfszczecin.pl/cennik/" text:style-name="Internet_20_link" text:visited-style-name="Visited_20_Internet_20_Link">http://ctfszczecin.pl/cennik/</text:a></text:p>
      <text:p text:style-name="P4">TRENINGI GRUPOWE</text:p>
      <text:p text:style-name="P4"/>
      <text:p text:style-name="P3"><text:span text:style-name="Strong_20_Emphasis"><text:span text:style-name="T1">JEDNORAZOWE WEJŚCIE</text:span></text:span><text:span text:style-name="T1"> – 30 zł<text:line-break/></text:span><text:span text:style-name="Strong_20_Emphasis"><text:span text:style-name="T1">KARNET – 4 wejścia</text:span></text:span><text:span text:style-name="T1"> (w miesiącu) – 90 zł<text:line-break/></text:span><text:span text:style-name="Strong_20_Emphasis"><text:span text:style-name="T1">KARNET – 8 wejść</text:span></text:span><text:span text:style-name="T1"> (w miesiącu) – 150 zł<text:line-break/></text:span><text:span text:style-name="Strong_20_Emphasis"><text:span text:style-name="T1">KARNET – 12 wejść</text:span></text:span><text:span text:style-name="T1"> (w miesiącu) – 210 zł </text:span></text:p>
      <text:p text:style-name="P3"><text:span text:style-name="T1"/></text:p>
      <text:p text:style-name="P15">TRENINGI PERSONALNE Z TRENEREM<text:line-break/>dobór terminu do uzgodnienia z trenerem</text:p>
      <text:p text:style-name="P16"><text:span text:style-name="Strong_20_Emphasis"><text:span text:style-name="T1">1 TRENING </text:span></text:span><text:span text:style-name="T1">– 150 zł<text:line-break/></text:span><text:span text:style-name="Strong_20_Emphasis"><text:span text:style-name="T1">4 TRENINGI </text:span></text:span><text:span text:style-name="T1">– 460 zł<text:line-break/></text:span><text:span text:style-name="Strong_20_Emphasis"><text:span text:style-name="T1">8 TRENINGÓW </text:span></text:span><text:span text:style-name="T1">– 840 zł<text:line-break/></text:span><text:span text:style-name="Strong_20_Emphasis"><text:span text:style-name="T1">12 TRENINGÓW </text:span></text:span><text:span text:style-name="T1">– 1140 zł</text:span></text:p>
      <text:p text:style-name="P10"><text:span text:style-name="T1">1 siedziba</text:span></text:p>
      <text:p text:style-name="P9"><text:span text:style-name="T1">5 podsekcji</text:span></text:p>
      <text:p text:style-name="P6"><text:span text:style-name="T1">pon-sob</text:span><text:span text:style-name="T4">(klub otwarty dni ~24 miesięcznie)</text:span></text:p>
      <text:p text:style-name="P7"><text:span text:style-name="T1">20-40 </text:span><text:span text:style-name="T2">klientów </text:span><text:span text:style-name="T1">na dzień </text:span><text:span text:style-name="T3">na podsekcję</text:span></text:p>
      <text:p text:style-name="P14"><text:span text:style-name="T3">{7</text:span><text:span text:style-name="T5">0+% na treningi grupowe, reszta personalne lub grupowe + personalne</text:span><text:span text:style-name="T1">}</text:span></text:p>
      <text:p text:style-name="P10"><text:span text:style-name="T3">1</text:span><text:span text:style-name="T1">0 trenerów</text:span></text:p>
      <text:p text:style-name="P13"><text:span text:style-name="T1">1 pan/pani sprzątająca </text:span></text:p>
      <text:p text:style-name="P12"><text:span text:style-name="T3">1 </text:span><text:span text:style-name="T1">kierownik</text:span></text:p>
      <text:p text:style-name="P8"><text:span text:style-name="T3"/></text:p>
      <text:p text:style-name="P11"><text:span text:style-name="T3">m</text:span><text:span text:style-name="T1">in 120 użytkowników w ciągu miesiąca</text:span>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6T09:17:22.933000000</meta:creation-date>
    <dc:date>2024-03-06T09:57:26.762000000</dc:date>
    <meta:editing-duration>PT39M53S</meta:editing-duration>
    <meta:editing-cycles>21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20" meta:word-count="116" meta:character-count="764" meta:non-whitespace-character-count="651"/>
  </office:meta>
</office:document-meta>
</file>